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2B5AA46B8D80901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DejaVu Sans1" svg:font-family="'DejaVu Sans'"/>
    <style:font-face style:name="FreeSans2" svg:font-family="FreeSans" style:font-family-generic="swiss"/>
    <style:font-face style:name="Nimbus Mono L" svg:font-family="'Nimbus Mono L'" style:font-family-generic="modern" style:font-pitch="fixed"/>
    <style:font-face style:name="Calibri1" svg:font-family="Calibri" style:font-pitch="variable"/>
    <style:font-face style:name="DejaVu Sans" svg:font-family="'DejaVu Sans'" style:font-pitch="variable"/>
    <style:font-face style:name="Droid Sans Fallback1" svg:font-family="'Droid Sans Fallback'" style:font-pitch="variable"/>
    <style:font-face style:name="FreeSans1" svg:font-family="FreeSans"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2882in" style:rel-column-width="2730*"/>
    </style:style>
    <style:style style:name="Table1.B" style:family="table-column">
      <style:table-column-properties style:column-width="0.2889in" style:rel-column-width="2731*"/>
    </style:style>
    <style:style style:name="Table1.X" style:family="table-column">
      <style:table-column-properties style:column-width="0.2889in" style:rel-column-width="2734*"/>
    </style:style>
    <style:style style:name="Table1.A1" style:family="table-cell">
      <style:table-cell-properties style:vertical-align="middle" fo:background-color="#e6e6ff" fo:padding="0.0382in" fo:border="0.05pt solid #000000">
        <style:background-image/>
      </style:table-cell-properties>
    </style:style>
    <style:style style:name="Table1.A2"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1.M2"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U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A4"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X4"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ffcc" fo:padding="0.0382in" fo:border-left="0.05pt solid #000000" fo:border-right="none" fo:border-top="none" fo:border-bottom="0.05pt solid #000000">
        <style:background-image/>
      </style:table-cell-properties>
    </style:style>
    <style:style style:name="Table1.X5" style:family="table-cell">
      <style:table-cell-properties style:vertical-align="middle" fo:background-color="#ffffcc"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b9b41" officeooo:paragraph-rsid="001b9b41"/>
    </style:style>
    <style:style style:name="P2" style:family="paragraph" style:parent-style-name="Standard">
      <style:text-properties fo:font-weight="bold" officeooo:rsid="001b9b41" officeooo:paragraph-rsid="001b9b41" style:font-weight-asian="bold" style:font-weight-complex="bold"/>
    </style:style>
    <style:style style:name="P3" style:family="paragraph" style:parent-style-name="Standard">
      <style:text-properties fo:font-weight="bold" officeooo:rsid="001b9b41" officeooo:paragraph-rsid="005b6e22" style:font-weight-asian="bold" style:font-weight-complex="bold"/>
    </style:style>
    <style:style style:name="P4" style:family="paragraph" style:parent-style-name="Standard">
      <style:text-properties fo:font-weight="bold" officeooo:rsid="0044f659" officeooo:paragraph-rsid="0044f659" style:font-weight-asian="bold" style:font-weight-complex="bold"/>
    </style:style>
    <style:style style:name="P5" style:family="paragraph" style:parent-style-name="Standard">
      <style:text-properties officeooo:paragraph-rsid="001b9b41"/>
    </style:style>
    <style:style style:name="P6" style:family="paragraph" style:parent-style-name="Standard">
      <style:text-properties officeooo:rsid="001bab86" officeooo:paragraph-rsid="001bab86"/>
    </style:style>
    <style:style style:name="P7" style:family="paragraph" style:parent-style-name="Standard">
      <style:text-properties officeooo:rsid="001d7da4" officeooo:paragraph-rsid="001d7da4"/>
    </style:style>
    <style:style style:name="P8" style:family="paragraph" style:parent-style-name="Standard">
      <style:text-properties officeooo:rsid="001e075b" officeooo:paragraph-rsid="001e075b"/>
    </style:style>
    <style:style style:name="P9" style:family="paragraph" style:parent-style-name="Standard">
      <style:text-properties style:font-name="Nimbus Mono L" fo:font-size="10pt" officeooo:rsid="001e075b" officeooo:paragraph-rsid="001e075b" style:font-size-asian="10pt" style:font-size-complex="10pt"/>
    </style:style>
    <style:style style:name="P10" style:family="paragraph" style:parent-style-name="Standard">
      <style:text-properties style:font-name="Nimbus Mono L" fo:font-size="10pt" officeooo:rsid="001e075b" officeooo:paragraph-rsid="001e075b" fo:background-color="#33ff99" style:font-size-asian="10pt" style:font-size-complex="10pt"/>
    </style:style>
    <style:style style:name="P11" style:family="paragraph" style:parent-style-name="Standard">
      <style:text-properties officeooo:rsid="0021c7b2" officeooo:paragraph-rsid="002c25ec"/>
    </style:style>
    <style:style style:name="P12" style:family="paragraph" style:parent-style-name="Standard">
      <style:text-properties officeooo:rsid="002a537c" officeooo:paragraph-rsid="002a537c"/>
    </style:style>
    <style:style style:name="P13" style:family="paragraph" style:parent-style-name="Standard">
      <style:text-properties officeooo:rsid="002e0e4a" officeooo:paragraph-rsid="002e0e4a"/>
    </style:style>
    <style:style style:name="P14" style:family="paragraph" style:parent-style-name="Standard">
      <style:text-properties officeooo:paragraph-rsid="002e0e4a"/>
    </style:style>
    <style:style style:name="P15" style:family="paragraph" style:parent-style-name="Standard">
      <style:text-properties officeooo:rsid="002ee172" officeooo:paragraph-rsid="002ee172"/>
    </style:style>
    <style:style style:name="P16" style:family="paragraph" style:parent-style-name="Standard">
      <style:text-properties officeooo:rsid="002ee172" officeooo:paragraph-rsid="002ffc43"/>
    </style:style>
    <style:style style:name="P17" style:family="paragraph" style:parent-style-name="Standard">
      <style:text-properties officeooo:rsid="002ffc43" officeooo:paragraph-rsid="002ffc43"/>
    </style:style>
    <style:style style:name="P18" style:family="paragraph" style:parent-style-name="Standard">
      <style:text-properties officeooo:rsid="0034e11a" officeooo:paragraph-rsid="0034e11a"/>
    </style:style>
    <style:style style:name="P19" style:family="paragraph" style:parent-style-name="Standard">
      <style:text-properties officeooo:rsid="00393edb" officeooo:paragraph-rsid="00393edb"/>
    </style:style>
    <style:style style:name="P20" style:family="paragraph" style:parent-style-name="Standard">
      <style:text-properties officeooo:rsid="003d1cf3" officeooo:paragraph-rsid="003d1cf3"/>
    </style:style>
    <style:style style:name="P21" style:family="paragraph" style:parent-style-name="Standard">
      <style:text-properties officeooo:rsid="001fc963" officeooo:paragraph-rsid="001d7da4"/>
    </style:style>
    <style:style style:name="P22" style:family="paragraph" style:parent-style-name="Standard">
      <style:text-properties officeooo:rsid="00235ba8" officeooo:paragraph-rsid="002c25ec"/>
    </style:style>
    <style:style style:name="P23" style:family="paragraph" style:parent-style-name="Standard">
      <style:text-properties fo:font-weight="normal" officeooo:rsid="0045a8e6" officeooo:paragraph-rsid="0045a8e6" style:font-weight-asian="normal" style:font-weight-complex="normal"/>
    </style:style>
    <style:style style:name="P24" style:family="paragraph" style:parent-style-name="Standard">
      <style:text-properties fo:font-weight="normal" officeooo:rsid="0045a8e6" officeooo:paragraph-rsid="0050fb44" style:font-weight-asian="normal" style:font-weight-complex="normal"/>
    </style:style>
    <style:style style:name="P25" style:family="paragraph" style:parent-style-name="Standard">
      <style:text-properties fo:font-weight="normal" officeooo:rsid="00498e67" officeooo:paragraph-rsid="00498e67" style:font-weight-asian="normal" style:font-weight-complex="normal"/>
    </style:style>
    <style:style style:name="P26" style:family="paragraph" style:parent-style-name="Standard">
      <style:text-properties fo:font-weight="normal" officeooo:rsid="00498e67" officeooo:paragraph-rsid="005009c7" style:font-weight-asian="normal" style:font-weight-complex="normal"/>
    </style:style>
    <style:style style:name="P27" style:family="paragraph" style:parent-style-name="Standard">
      <style:text-properties fo:font-weight="normal" officeooo:rsid="004e5936" officeooo:paragraph-rsid="004f7fca" style:font-weight-asian="normal" style:font-weight-complex="normal"/>
    </style:style>
    <style:style style:name="P28" style:family="paragraph" style:parent-style-name="Standard">
      <style:text-properties fo:font-weight="normal" officeooo:rsid="005009c7" officeooo:paragraph-rsid="005009c7" style:font-weight-asian="normal" style:font-weight-complex="normal"/>
    </style:style>
    <style:style style:name="P29" style:family="paragraph" style:parent-style-name="Standard">
      <style:text-properties fo:font-weight="normal" officeooo:rsid="005009c7" officeooo:paragraph-rsid="005b6e22" style:font-weight-asian="normal" style:font-weight-complex="normal"/>
    </style:style>
    <style:style style:name="P30" style:family="paragraph" style:parent-style-name="Standard">
      <style:text-properties fo:font-weight="normal" officeooo:rsid="0058288e" officeooo:paragraph-rsid="0058288e" style:font-weight-asian="normal" style:font-weight-complex="normal"/>
    </style:style>
    <style:style style:name="P31" style:family="paragraph" style:parent-style-name="Standard">
      <style:text-properties fo:font-weight="normal" officeooo:rsid="0058288e" officeooo:paragraph-rsid="005b6e22" style:font-weight-asian="normal" style:font-weight-complex="normal"/>
    </style:style>
    <style:style style:name="P32" style:family="paragraph" style:parent-style-name="Standard">
      <style:text-properties fo:font-weight="normal" officeooo:rsid="0058288e" officeooo:paragraph-rsid="005e389e" style:font-weight-asian="normal" style:font-weight-complex="normal"/>
    </style:style>
    <style:style style:name="P33" style:family="paragraph" style:parent-style-name="Standard">
      <style:text-properties fo:font-weight="normal" officeooo:rsid="005e389e" officeooo:paragraph-rsid="005e389e" style:font-weight-asian="normal" style:font-weight-complex="normal"/>
    </style:style>
    <style:style style:name="P34" style:family="paragraph" style:parent-style-name="Standard">
      <style:text-properties fo:font-weight="normal" officeooo:rsid="005fab26" officeooo:paragraph-rsid="005fab26" style:font-weight-asian="normal" style:font-weight-complex="normal"/>
    </style:style>
    <style:style style:name="P35" style:family="paragraph" style:parent-style-name="Standard">
      <style:text-properties officeooo:paragraph-rsid="004e5936"/>
    </style:style>
    <style:style style:name="P36" style:family="paragraph" style:parent-style-name="Table_20_Contents">
      <style:paragraph-properties fo:text-align="center" style:justify-single-word="false"/>
      <style:text-properties officeooo:rsid="0045a8e6" officeooo:paragraph-rsid="0045a8e6"/>
    </style:style>
    <style:style style:name="P37" style:family="paragraph" style:parent-style-name="Table_20_Contents">
      <style:paragraph-properties fo:text-align="center" style:justify-single-word="false"/>
      <style:text-properties fo:font-size="10pt" officeooo:rsid="0045a8e6" officeooo:paragraph-rsid="0045a8e6" style:font-size-asian="10pt" style:font-size-complex="10pt"/>
    </style:style>
    <style:style style:name="P38" style:family="paragraph" style:parent-style-name="Table_20_Contents">
      <style:paragraph-properties fo:text-align="center" style:justify-single-word="false"/>
      <style:text-properties officeooo:rsid="00493316" officeooo:paragraph-rsid="00493316"/>
    </style:style>
    <style:style style:name="P39" style:family="paragraph" style:parent-style-name="Table_20_Contents">
      <style:paragraph-properties fo:text-align="center" style:justify-single-word="false"/>
      <style:text-properties fo:font-size="7pt" officeooo:rsid="005009c7" officeooo:paragraph-rsid="005009c7" style:font-size-asian="7pt" style:font-size-complex="7pt"/>
    </style:style>
    <style:style style:name="P40" style:family="paragraph" style:parent-style-name="Standard">
      <style:text-properties fo:font-weight="normal" officeooo:rsid="004e5936" officeooo:paragraph-rsid="004e5936" style:font-weight-asian="normal" style:font-weight-complex="normal"/>
    </style:style>
    <style:style style:name="P41" style:family="paragraph" style:parent-style-name="Standard">
      <style:text-properties style:font-name="Nimbus Mono L" fo:font-size="10pt" officeooo:rsid="001e075b" officeooo:paragraph-rsid="00622019" fo:background-color="#33ff99" style:font-size-asian="10pt" style:font-size-complex="10pt"/>
    </style:style>
    <style:style style:name="P42" style:family="paragraph">
      <style:paragraph-properties fo:margin-left="0in" fo:margin-right="0in" fo:margin-top="0in" fo:margin-bottom="0in" fo:line-height="100%" fo:text-align="start" fo:text-indent="0in"/>
    </style:style>
    <style:style style:name="P43"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style:paragraph-properties fo:text-align="center"/>
    </style:style>
    <style:style style:name="P46" style:family="paragraph">
      <loext:graphic-properties draw:fill-color="#66ff99"/>
      <style:paragraph-properties fo:text-align="center"/>
    </style:style>
    <style:style style:name="T1" style:family="text">
      <style:text-properties officeooo:rsid="001b9b41"/>
    </style:style>
    <style:style style:name="T2" style:family="text">
      <style:text-properties fo:background-color="#66ccff" loext:char-shading-value="0"/>
    </style:style>
    <style:style style:name="T3" style:family="text">
      <style:text-properties officeooo:rsid="001f3bc8"/>
    </style:style>
    <style:style style:name="T4" style:family="text">
      <style:text-properties officeooo:rsid="0021c7b2"/>
    </style:style>
    <style:style style:name="T5" style:family="text">
      <style:text-properties officeooo:rsid="00235ba8"/>
    </style:style>
    <style:style style:name="T6" style:family="text">
      <style:text-properties officeooo:rsid="00286372"/>
    </style:style>
    <style:style style:name="T7" style:family="text">
      <style:text-properties officeooo:rsid="0029fc83"/>
    </style:style>
    <style:style style:name="T8" style:family="text">
      <style:text-properties officeooo:rsid="002c25ec"/>
    </style:style>
    <style:style style:name="T9" style:family="text">
      <style:text-properties officeooo:rsid="002e0e4a"/>
    </style:style>
    <style:style style:name="T10" style:family="text">
      <style:text-properties fo:font-weight="normal" style:font-weight-asian="normal" style:font-weight-complex="normal"/>
    </style:style>
    <style:style style:name="T11" style:family="text">
      <style:text-properties fo:font-weight="normal" officeooo:rsid="003ec01c" style:font-weight-asian="normal" style:font-weight-complex="normal"/>
    </style:style>
    <style:style style:name="T12" style:family="text">
      <style:text-properties fo:font-weight="normal" officeooo:rsid="004361ed" style:font-weight-asian="normal" style:font-weight-complex="normal"/>
    </style:style>
    <style:style style:name="T13" style:family="text">
      <style:text-properties fo:font-weight="normal" officeooo:rsid="00446890" style:font-weight-asian="normal" style:font-weight-complex="normal"/>
    </style:style>
    <style:style style:name="T14" style:family="text">
      <style:text-properties fo:font-weight="normal" officeooo:rsid="00498e67" style:font-weight-asian="normal" style:font-weight-complex="normal"/>
    </style:style>
    <style:style style:name="T15" style:family="text">
      <style:text-properties fo:font-weight="normal" officeooo:rsid="004e5936" style:font-weight-asian="normal" style:font-weight-complex="normal"/>
    </style:style>
    <style:style style:name="T16" style:family="text">
      <style:text-properties fo:font-weight="normal" officeooo:rsid="005560be" style:font-weight-asian="normal" style:font-weight-complex="normal"/>
    </style:style>
    <style:style style:name="T17" style:family="text">
      <style:text-properties fo:font-weight="normal" officeooo:rsid="005a9f95" style:font-weight-asian="normal" style:font-weight-complex="normal"/>
    </style:style>
    <style:style style:name="T18" style:family="text">
      <style:text-properties officeooo:rsid="002ffc43"/>
    </style:style>
    <style:style style:name="T19" style:family="text">
      <style:text-properties officeooo:rsid="00307c49"/>
    </style:style>
    <style:style style:name="T20" style:family="text">
      <style:text-properties officeooo:rsid="00326607"/>
    </style:style>
    <style:style style:name="T21" style:family="text">
      <style:text-properties officeooo:rsid="003b39c7"/>
    </style:style>
    <style:style style:name="T22" style:family="text">
      <style:text-properties officeooo:rsid="003dd8a9"/>
    </style:style>
    <style:style style:name="T23" style:family="text">
      <style:text-properties officeooo:rsid="00417004"/>
    </style:style>
    <style:style style:name="T24" style:family="text">
      <style:text-properties officeooo:rsid="004c3507"/>
    </style:style>
    <style:style style:name="T25" style:family="text">
      <style:text-properties officeooo:rsid="004d64b3"/>
    </style:style>
    <style:style style:name="T26" style:family="text">
      <style:text-properties officeooo:rsid="004e44b8"/>
    </style:style>
    <style:style style:name="T27" style:family="text">
      <style:text-properties officeooo:rsid="004e5936"/>
    </style:style>
    <style:style style:name="T28" style:family="text">
      <style:text-properties officeooo:rsid="004f7fca"/>
    </style:style>
    <style:style style:name="T29" style:family="text">
      <style:text-properties officeooo:rsid="0050fb44"/>
    </style:style>
    <style:style style:name="T30" style:family="text">
      <style:text-properties officeooo:rsid="0054211e"/>
    </style:style>
    <style:style style:name="T31" style:family="text">
      <style:text-properties officeooo:rsid="00570499"/>
    </style:style>
    <style:style style:name="T32" style:family="text">
      <style:text-properties officeooo:rsid="005a9f95"/>
    </style:style>
    <style:style style:name="T33" style:family="text">
      <style:text-properties officeooo:rsid="005e389e"/>
    </style:style>
    <style:style style:name="T34" style:family="text">
      <style:text-properties officeooo:rsid="00622019"/>
    </style:style>
    <style:style style:name="T35"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2.2764in" fo:padding-top="0.0492in" fo:padding-bottom="0.0492in" fo:padding-left="0.0984in" fo:padding-right="0.0984in" fo:wrap-option="no-wrap" draw:shadow="hidden" draw:shadow-offset-x="0.0783in" draw:shadow-offset-y="0.0783in" draw:shadow-color="#808080" style:run-through="foreground"/>
    </style:style>
    <style:style style:name="gr3" style:family="graphic">
      <style:graphic-properties draw:stroke="solid" svg:stroke-width="0.0102in" svg:stroke-color="#4a7ebb" draw:marker-start-width="0.0783in" draw:marker-start-center="false" draw:marker-end="msArrowOpenEnd_20_5" draw:marker-end-width="0.1244in" draw:marker-end-center="false" draw:stroke-linejoin="round" draw:fill="none" draw:fill-color="#729fcf" draw:textarea-horizontal-align="justify" draw:textarea-vertical-align="top" draw:auto-grow-height="false" fo:min-height="0in" fo:min-width="1.8598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17in" fo:min-width="1.872in" fo:padding-top="0.0492in" fo:padding-bottom="0.0492in" fo:padding-left="0.0984in" fo:padding-right="0.0984in" fo:wrap-option="no-wrap" draw:shadow="hidden" draw:shadow-offset-x="0.0783in" draw:shadow-offset-y="0.0783in" draw:shadow-color="#808080" style:run-through="foreground"/>
    </style:style>
    <style:style style:name="gr5" style:family="graphic">
      <style:graphic-properties draw:stroke="solid" svg:stroke-width="0.0102in" svg:stroke-color="#4a7ebb" draw:marker-start-width="0.0783in" draw:marker-start-center="false" draw:marker-end="msArrowOpenEnd_20_5" draw:marker-end-width="0.1244in" draw:marker-end-center="false" draw:stroke-linejoin="round" draw:fill="none" draw:fill-color="#729fcf" draw:textarea-horizontal-align="justify" draw:textarea-vertical-align="top" draw:auto-grow-height="false" fo:min-height="0in" fo:min-width="1.7173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2.6992in" fo:padding-top="0.0492in" fo:padding-bottom="0.0492in" fo:padding-left="0.0984in" fo:padding-right="0.0984in" fo:wrap-option="no-wrap" draw:shadow="hidden" draw:shadow-offset-x="0.0783in" draw:shadow-offset-y="0.0783in" draw:shadow-color="#808080" style:run-through="foreground"/>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039in" fo:padding-top="0.0492in" fo:padding-bottom="0.0492in" fo:padding-left="0.0984in" fo:padding-right="0.0984in" fo:wrap-option="no-wrap" draw:shadow="hidden" draw:shadow-offset-x="0.0783in" draw:shadow-offset-y="0.0783in" draw:shadow-color="#808080" style:run-through="foreground"/>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0382in" fo:padding-top="0.0492in" fo:padding-bottom="0.0492in" fo:padding-left="0.0984in" fo:padding-right="0.0984in" fo:wrap-option="no-wrap" draw:shadow="hidden" draw:shadow-offset-x="0.0783in" draw:shadow-offset-y="0.0783in" draw:shadow-color="#808080" style:run-through="foreground"/>
    </style:style>
    <style:style style:name="gr9"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1.3854in" fo:min-width="1.2665in" fo:padding-top="0.0492in" fo:padding-bottom="0.0492in" fo:padding-left="0.0984in" fo:padding-right="0.0984in" fo:wrap-option="no-wrap" draw:shadow="hidden" draw:shadow-offset-x="0.0783in" draw:shadow-offset-y="0.0783in" draw:shadow-color="#808080" style:run-through="foreground"/>
    </style:style>
    <style:style style:name="gr10"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0134in" fo:padding-top="0.0492in" fo:padding-bottom="0.0492in" fo:padding-left="0.0984in" fo:padding-right="0.0984in" fo:wrap-option="no-wrap" draw:shadow="hidden" draw:shadow-offset-x="0.0783in" draw:shadow-offset-y="0.0783in" draw:shadow-color="#808080" style:run-through="foreground"/>
    </style:style>
    <style:style style:name="gr1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17in" fo:min-width="3.3681in" fo:padding-top="0.0492in" fo:padding-bottom="0.0492in" fo:padding-left="0.0984in" fo:padding-right="0.0984in" fo:wrap-option="no-wrap" draw:shadow="hidden" draw:shadow-offset-x="0.0783in" draw:shadow-offset-y="0.0783in" draw:shadow-color="#808080" style:run-through="foreground"/>
    </style:style>
    <style:style style:name="gr1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0.5429in" fo:padding-top="0.0492in" fo:padding-bottom="0.0492in" fo:padding-left="0.0984in" fo:padding-right="0.0984in" fo:wrap-option="no-wrap" draw:shadow="hidden" draw:shadow-offset-x="0.0783in" draw:shadow-offset-y="0.0783in" draw:shadow-color="#808080" style:run-through="foreground"/>
    </style:style>
    <style:style style:name="gr1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0.5161in" fo:padding-top="0.0492in" fo:padding-bottom="0.0492in" fo:padding-left="0.0984in" fo:padding-right="0.0984in" fo:wrap-option="no-wrap" draw:shadow="hidden" draw:shadow-offset-x="0.0783in" draw:shadow-offset-y="0.0783in" draw:shadow-color="#808080" style:run-through="foreground"/>
    </style:style>
    <style:style style:name="gr1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0783in" fo:padding-top="0.0492in" fo:padding-bottom="0.0492in" fo:padding-left="0.0984in" fo:padding-right="0.0984in" fo:wrap-option="no-wrap" draw:shadow="hidden" draw:shadow-offset-x="0.0783in" draw:shadow-offset-y="0.0783in" draw:shadow-color="#808080" style:run-through="foreground"/>
    </style:style>
    <style:style style:name="gr1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17in" fo:min-width="0.6689in" fo:padding-top="0.0492in" fo:padding-bottom="0.0492in" fo:padding-left="0.0984in" fo:padding-right="0.0984in" fo:wrap-option="no-wrap" draw:shadow="hidden" draw:shadow-offset-x="0.0783in" draw:shadow-offset-y="0.0783in" draw:shadow-color="#808080" style:run-through="foreground"/>
    </style:style>
    <style:style style:name="gr16" style:family="graphic">
      <style:graphic-properties draw:stroke="solid" svg:stroke-width="0.0102in" svg:stroke-color="#4a7ebb" draw:marker-start-width="0.0783in" draw:marker-start-center="false" draw:marker-end="msArrowOpenEnd_20_5" draw:marker-end-width="0.1244in" draw:marker-end-center="false" draw:stroke-linejoin="round" draw:fill="none" draw:fill-color="#729fcf" draw:textarea-horizontal-align="justify" draw:textarea-vertical-align="top" draw:auto-grow-height="false" fo:min-height="0.6134in" fo:min-width="0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55in" fo:min-width="1.5382in" fo:padding-top="0.0492in" fo:padding-bottom="0.0492in" fo:padding-left="0.0984in" fo:padding-right="0.0984in" fo:wrap-option="no-wrap" draw:shadow="hidden" draw:shadow-offset-x="0.0783in" draw:shadow-offset-y="0.0783in" draw:shadow-color="#808080" style:run-through="foreground"/>
    </style:style>
    <style:style style:name="gr18" style:family="graphic">
      <style:graphic-properties draw:stroke="solid" svg:stroke-width="0.0102in" svg:stroke-color="#4a7ebb" draw:marker-start-width="0.0783in" draw:marker-start-center="false" draw:marker-end="msArrowOpenEnd_20_5" draw:marker-end-width="0.1244in" draw:marker-end-center="false" draw:stroke-linejoin="round" draw:fill="none" draw:fill-color="#729fcf" draw:textarea-horizontal-align="justify" draw:textarea-vertical-align="top" draw:auto-grow-height="false" fo:min-height="0in" fo:min-width="1.6366in"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9465in" fo:padding-top="0.0492in" fo:padding-bottom="0.0492in" fo:padding-left="0.0984in" fo:padding-right="0.0984in" fo:wrap-option="no-wrap" draw:shadow="hidden" draw:shadow-offset-x="0.0783in" draw:shadow-offset-y="0.0783in" draw:shadow-color="#808080" style:run-through="foreground"/>
    </style:style>
    <style:style style:name="gr20"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948in" fo:padding-top="0.0492in" fo:padding-bottom="0.0492in" fo:padding-left="0.0984in" fo:padding-right="0.0984in" fo:wrap-option="no-wrap" draw:shadow="hidden" draw:shadow-offset-x="0.0783in" draw:shadow-offset-y="0.0783in" draw:shadow-color="#808080" style:run-through="foreground"/>
    </style:style>
    <style:style style:name="gr2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4984in" fo:padding-top="0.0492in" fo:padding-bottom="0.0492in" fo:padding-left="0.0984in" fo:padding-right="0.0984in" fo:wrap-option="no-wrap" draw:shadow="hidden" draw:shadow-offset-x="0.0783in" draw:shadow-offset-y="0.0783in" draw:shadow-color="#808080" style:run-through="foreground"/>
    </style:style>
    <style:style style:name="gr2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1.3854in" fo:min-width="2.5398in" fo:padding-top="0.0492in" fo:padding-bottom="0.0492in" fo:padding-left="0.0984in" fo:padding-right="0.0984in" fo:wrap-option="no-wrap" draw:shadow="hidden" draw:shadow-offset-x="0.0783in" draw:shadow-offset-y="0.0783in" draw:shadow-color="#808080" style:run-through="foreground"/>
    </style:style>
    <style:style style:name="gr23" style:family="graphic">
      <style:graphic-properties draw:stroke="solid" svg:stroke-width="0.0102in" svg:stroke-color="#4a7ebb" draw:marker-start-width="0.0783in" draw:marker-start-center="false" draw:marker-end="msArrowOpenEnd_20_5" draw:marker-end-width="0.1244in" draw:marker-end-center="false" draw:stroke-linejoin="round" draw:fill="none" draw:fill-color="#729fcf" draw:textarea-horizontal-align="justify" draw:textarea-vertical-align="top" draw:auto-grow-height="false" fo:min-height="0in" fo:min-width="0.9591in"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5508in" fo:min-width="7.8984in" fo:padding-top="0.0492in" fo:padding-bottom="0.0492in" fo:padding-left="0.0984in" fo:padding-right="0.0984in" fo:wrap-option="no-wrap" draw:shadow="hidden" draw:shadow-offset-x="0.0783in" draw:shadow-offset-y="0.0783in" draw:shadow-color="#808080" style:run-through="foreground"/>
    </style:style>
    <style:style style:name="gr25" style:family="graphic">
      <style:graphic-properties svg:stroke-color="#000000"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marker-start="Arrowheads_20_1" draw:fill-color="#66ff99"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HORT DESCRIPTION OF THE ISSUES</text:p>
      <text:p text:style-name="P4"/>
      <text:p text:style-name="P25">Here I will shortly explain the issue from a statistical point of view, regardless, what is being measured and how. So I will only explain how the data looks like and what I would like to see from the data. A more detailed explanation is below the short description.</text:p>
      <text:p text:style-name="P25"/>
      <text:p text:style-name="P24">In my data, I have several different groups. Main division is <text:span text:style-name="T24">in twelve different groups, since there are 12 drugs being compared. For each of these 12 drugs, there is another division</text:span> in two groups, the natural behavior and the disease behavior. Within each of these two groups, there <text:span text:style-name="T29">are three different experiment conditions.</text:span> In the natural group, there are three different experiment conditions, light, dark and alternations between the light and dark, while in the disease group, <text:span text:style-name="T25">all experiments are in dark</text:span>, but there are three different disease inducing <text:span text:style-name="T25">substances, Apo high, Apo low and PTZ</text:span>. <text:span text:style-name="T29">Further, in each of these groups, there </text:span>is a control group and three other groups, differing by the dosage of a novel drug being tested. <text:span text:style-name="T29">And lastly, even further, in each of these groups there are 12 random subjects.</text:span></text:p>
      <text:p text:style-name="P23"/>
      <text:p text:style-name="P23">In summary, <text:span text:style-name="T26">data looks</text:span> <text:span text:style-name="T26">like this:</text:span></text:p>
      <text:p text:style-name="P23"/>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X"/>
        <table:table-row>
          <table:table-cell table:style-name="Table1.A1" table:number-columns-spanned="24" office:value-type="string">
            <text:p text:style-name="P38">For 12 different drugs being te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12" office:value-type="string">
            <text:p text:style-name="P36">NATURAL</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M2" table:number-columns-spanned="12" office:value-type="string">
            <text:p text:style-name="P36">DISEAS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3" table:number-columns-spanned="4" office:value-type="string">
            <text:p text:style-name="P36">LIGHT</text:p>
          </table:table-cell>
          <table:covered-table-cell/>
          <table:covered-table-cell/>
          <table:covered-table-cell/>
          <table:table-cell table:style-name="Table1.A3" table:number-columns-spanned="4" office:value-type="string">
            <text:p text:style-name="P36">DARK</text:p>
          </table:table-cell>
          <table:covered-table-cell/>
          <table:covered-table-cell/>
          <table:covered-table-cell/>
          <table:table-cell table:style-name="Table1.A3" table:number-columns-spanned="4" office:value-type="string">
            <text:p text:style-name="P36">LIGHT/DARK</text:p>
          </table:table-cell>
          <table:covered-table-cell/>
          <table:covered-table-cell/>
          <table:covered-table-cell/>
          <table:table-cell table:style-name="Table1.A3" table:number-columns-spanned="4" office:value-type="string">
            <text:p text:style-name="P36">APO HIGH</text:p>
          </table:table-cell>
          <table:covered-table-cell/>
          <table:covered-table-cell/>
          <table:covered-table-cell/>
          <table:table-cell table:style-name="Table1.A3" table:number-columns-spanned="4" office:value-type="string">
            <text:p text:style-name="P36">APO LOW</text:p>
          </table:table-cell>
          <table:covered-table-cell/>
          <table:covered-table-cell/>
          <table:covered-table-cell/>
          <table:table-cell table:style-name="Table1.U3" table:number-columns-spanned="4" office:value-type="string">
            <text:p text:style-name="P36">PTZ</text:p>
          </table:table-cell>
          <table:covered-table-cell/>
          <table:covered-table-cell/>
          <table:covered-table-cell/>
        </table:table-row>
        <table:table-row>
          <table:table-cell table:style-name="Table1.A4" office:value-type="string">
            <text:p text:style-name="P37">ctrl</text:p>
          </table:table-cell>
          <table:table-cell table:style-name="Table1.A4" office:value-type="string">
            <text:p text:style-name="P37">d1</text:p>
          </table:table-cell>
          <table:table-cell table:style-name="Table1.A4" office:value-type="string">
            <text:p text:style-name="P37">d2</text:p>
          </table:table-cell>
          <table:table-cell table:style-name="Table1.A4" office:value-type="string">
            <text:p text:style-name="P37">d3</text:p>
          </table:table-cell>
          <table:table-cell table:style-name="Table1.A4" office:value-type="string">
            <text:p text:style-name="P37">ctrl</text:p>
          </table:table-cell>
          <table:table-cell table:style-name="Table1.A4" office:value-type="string">
            <text:p text:style-name="P37">d1</text:p>
          </table:table-cell>
          <table:table-cell table:style-name="Table1.A4" office:value-type="string">
            <text:p text:style-name="P37">d2</text:p>
          </table:table-cell>
          <table:table-cell table:style-name="Table1.A4" office:value-type="string">
            <text:p text:style-name="P37">d3</text:p>
          </table:table-cell>
          <table:table-cell table:style-name="Table1.A4" office:value-type="string">
            <text:p text:style-name="P37">ctrl</text:p>
          </table:table-cell>
          <table:table-cell table:style-name="Table1.A4" office:value-type="string">
            <text:p text:style-name="P37">d1</text:p>
          </table:table-cell>
          <table:table-cell table:style-name="Table1.A4" office:value-type="string">
            <text:p text:style-name="P37">d2</text:p>
          </table:table-cell>
          <table:table-cell table:style-name="Table1.A4" office:value-type="string">
            <text:p text:style-name="P37">d3</text:p>
          </table:table-cell>
          <table:table-cell table:style-name="Table1.A4" office:value-type="string">
            <text:p text:style-name="P37">ctrl</text:p>
          </table:table-cell>
          <table:table-cell table:style-name="Table1.A4" office:value-type="string">
            <text:p text:style-name="P37">d1</text:p>
          </table:table-cell>
          <table:table-cell table:style-name="Table1.A4" office:value-type="string">
            <text:p text:style-name="P37">d2</text:p>
          </table:table-cell>
          <table:table-cell table:style-name="Table1.A4" office:value-type="string">
            <text:p text:style-name="P37">d3</text:p>
          </table:table-cell>
          <table:table-cell table:style-name="Table1.A4" office:value-type="string">
            <text:p text:style-name="P37">ctrl</text:p>
          </table:table-cell>
          <table:table-cell table:style-name="Table1.A4" office:value-type="string">
            <text:p text:style-name="P37">d1</text:p>
          </table:table-cell>
          <table:table-cell table:style-name="Table1.A4" office:value-type="string">
            <text:p text:style-name="P37">d2</text:p>
          </table:table-cell>
          <table:table-cell table:style-name="Table1.A4" office:value-type="string">
            <text:p text:style-name="P37">d3</text:p>
          </table:table-cell>
          <table:table-cell table:style-name="Table1.A4" office:value-type="string">
            <text:p text:style-name="P37">ctrl</text:p>
          </table:table-cell>
          <table:table-cell table:style-name="Table1.A4" office:value-type="string">
            <text:p text:style-name="P37">d1</text:p>
          </table:table-cell>
          <table:table-cell table:style-name="Table1.A4" office:value-type="string">
            <text:p text:style-name="P37">d2</text:p>
          </table:table-cell>
          <table:table-cell table:style-name="Table1.X4" office:value-type="string">
            <text:p text:style-name="P37">d3</text:p>
          </table:table-cell>
        </table:table-row>
        <table:table-row>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A5" office:value-type="string">
            <text:p text:style-name="P39">12 subj</text:p>
          </table:table-cell>
          <table:table-cell table:style-name="Table1.X5" office:value-type="string">
            <text:p text:style-name="P39">12 subj</text:p>
          </table:table-cell>
        </table:table-row>
      </table:table>
      <text:p text:style-name="P23"/>
      <text:p text:style-name="P26">So 12x2x3x4 <text:span text:style-name="T30">cases for 12 subjects.</text:span></text:p>
      <text:p text:style-name="P25"/>
      <text:p text:style-name="P35"><text:span text:style-name="T14">In each </text:span><text:span text:style-name="T15">case, something is measured </text:span><text:span text:style-name="T16">for each of the 12 subjects</text:span><text:span text:style-name="T15">. Measurement is continuous for 5 minutes, followed with a 1 second stop. Measurements are done 13 times, resulting in 65 minutes of measurement with 1 second pause between them. Therefore, my exact time resolution is limited to the 13*5 minutes per case, as the measurement within the 5 minute has no time resolution, </text:span>quantification<text:span text:style-name="T27">s are only accumulated within the 5 minutes</text:span><text:span text:style-name="T15">.</text:span></text:p>
      <text:p text:style-name="P40"/>
      <text:p text:style-name="P27">In summary, each <text:span text:style-name="T31">subject</text:span> has 13 longitudinal measurements, but these measurements actually contain accumulation of quantifications within 5 minutes, resulting in that within each of those 13 longitudinal measurements there are different <text:span text:style-name="T28">total </text:span>numbers of <text:s/>quantifications.</text:p>
      <text:p text:style-name="P27"/>
      <text:p text:style-name="P28">For example, the dataset per case <text:span text:style-name="T31">with 12 subjects can</text:span> look like this:</text:p>
      <text:p text:style-name="P28"/>
      <text:p text:style-name="P32">Subject TimeFrame <text:s/><text:span text:style-name="T33">Measurement</text:span>1 ….. <text:span text:style-name="T33">MeasurementN</text:span></text:p>
      <text:p text:style-name="P30"><text:s text:c="6"/><text:span text:style-name="T32">1 <text:s text:c="13"/>1 <text:s text:c="19"/>. <text:s text:c="33"/>.</text:span></text:p>
      <text:p text:style-name="P31"><text:s text:c="6"/><text:span text:style-name="T32">1 <text:s text:c="13"/>1 <text:s text:c="19"/>. <text:s text:c="33"/>.</text:span></text:p>
      <text:p text:style-name="P31"><text:s text:c="6"/><text:span text:style-name="T32">1 <text:s text:c="13"/>2 <text:s text:c="19"/>. <text:s text:c="33"/>. <text:s/></text:span></text:p>
      <text:p text:style-name="P31"><text:s text:c="6"/><text:span text:style-name="T32">1 <text:s text:c="13"/>2 <text:s text:c="19"/>. <text:s text:c="33"/>.</text:span></text:p>
      <text:p text:style-name="P31"><text:s text:c="6"/>.<text:tab/> <text:s text:c="9"/>.<text:span text:style-name="T32"> <text:s text:c="20"/>. <text:s text:c="33"/>.</text:span></text:p>
      <text:p text:style-name="P31"><text:s text:c="6"/>. <text:s text:c="14"/>.<text:span text:style-name="T32"> <text:s text:c="20"/>. <text:s text:c="33"/>.</text:span></text:p>
      <text:p text:style-name="P31"><text:s text:c="6"/>.<text:tab/> <text:s text:c="9"/>.<text:span text:style-name="T32"> <text:s text:c="20"/>. <text:s text:c="33"/>.</text:span></text:p>
      <text:p text:style-name="P31"><text:s text:c="6"/><text:span text:style-name="T32">1 <text:s text:c="12"/>13 <text:s text:c="18"/>. <text:s text:c="33"/>.</text:span></text:p>
      <text:p text:style-name="P31"><text:s text:c="6"/><text:span text:style-name="T32">2 <text:s text:c="13"/>1 <text:s text:c="19"/>. <text:s text:c="33"/>.</text:span></text:p>
      <text:p text:style-name="P31"><text:soft-page-break/><text:s text:c="6"/><text:span text:style-name="T32">2<text:tab/> <text:s text:c="8"/>1 <text:s text:c="19"/>. <text:s text:c="33"/>.</text:span></text:p>
      <text:p text:style-name="P31"><text:s text:c="6"/><text:span text:style-name="T32">2<text:tab/> <text:s text:c="8"/>1 <text:s text:c="19"/>. <text:s text:c="33"/>.</text:span></text:p>
      <text:p text:style-name="P31"><text:s text:c="6"/><text:span text:style-name="T32">2 <text:s text:c="12"/>1 <text:s text:c="19"/>. <text:s text:c="33"/>.</text:span></text:p>
      <text:p text:style-name="P31"><text:s text:c="6"/><text:span text:style-name="T32">2 <text:s text:c="12"/>2 <text:s text:c="19"/>. <text:s text:c="33"/>.</text:span></text:p>
      <text:p text:style-name="P31"><text:s text:c="6"/>. <text:s text:c="13"/>.<text:span text:style-name="T32"> <text:s text:c="20"/>. <text:s text:c="33"/>.</text:span></text:p>
      <text:p text:style-name="P29"><text:s text:c="6"/>. <text:s text:c="13"/>.<text:span text:style-name="T32"> <text:s text:c="20"/>. <text:s text:c="33"/>.</text:span></text:p>
      <text:p text:style-name="P29"><text:s text:c="6"/>. <text:s text:c="13"/>.<text:span text:style-name="T32"> <text:s text:c="20"/>. <text:s text:c="33"/>.</text:span></text:p>
      <text:p text:style-name="P29"><text:s text:c="6"/><text:span text:style-name="T32">2 <text:s text:c="11"/>13 <text:s text:c="18"/>. <text:s text:c="33"/>.</text:span></text:p>
      <text:p text:style-name="P3"><text:s text:c="6"/><text:span text:style-name="T10">. <text:s text:c="13"/>.</text:span><text:span text:style-name="T17"> <text:s text:c="20"/>. <text:s text:c="33"/>.</text:span></text:p>
      <text:p text:style-name="P3"><text:span text:style-name="T10"><text:s text:c="6"/>. <text:s text:c="13"/>.</text:span><text:span text:style-name="T17"> <text:s text:c="20"/>. <text:s text:c="33"/>.</text:span></text:p>
      <text:p text:style-name="P3"><text:span text:style-name="T10"><text:s text:c="6"/>. <text:s text:c="13"/>.</text:span><text:span text:style-name="T17"> <text:s text:c="20"/>. <text:s text:c="33"/>.</text:span></text:p>
      <text:p text:style-name="P3"><text:s text:c="5"/><text:span text:style-name="T17">12 <text:s text:c="10"/>13 <text:s text:c="18"/>. <text:s text:c="33"/>.</text:span></text:p>
      <text:p text:style-name="P2"/>
      <text:p text:style-name="P33">Where the <text:span text:style-name="T27">quantification</text:span>s in the measurements<text:span text:style-name="T27"> </text:span>2-N are dependent on the <text:s/><text:span text:style-name="T27">quantification</text:span>s in the measurement<text:span text:style-name="T27"> </text:span>1, through different points of view, explained in detail below.</text:p>
      <text:p text:style-name="P33">At the same time, <text:s/>the <text:span text:style-name="T27">quantification</text:span>s in measurement<text:span text:style-name="T27"> </text:span>1 could be dependent on the time frame, so consequently <text:span text:style-name="T27">quantifications </text:span>in the measurements<text:span text:style-name="T27"> </text:span>2-N are influenced by time frame through <text:span text:style-name="T27">quantification</text:span>s in measurement<text:span text:style-name="T27"> </text:span>1, while the time frame could also individually influence <text:s/>the <text:span text:style-name="T27">quantifications </text:span>in measurements<text:span text:style-name="T27"> </text:span>2-N. </text:p>
      <text:p text:style-name="P33">At the same, the number of <text:s/><text:span text:style-name="T27">quantification</text:span>s in each measurement per time frame is the same between the measurements, but not the same between the the time frames and the time frames influence the number of <text:s/><text:span text:style-name="T27">quantification</text:span>s.</text:p>
      <text:p text:style-name="P34"/>
      <text:p text:style-name="P33"/>
      <text:p text:style-name="P2"/>
      <text:p text:style-name="P2"/>
      <text:p text:style-name="P2">ZEBRAFISH ACTION SEQUENCE ANALYSIS</text:p>
      <text:p text:style-name="P1"/>
      <text:p text:style-name="P1"/>
      <text:p text:style-name="P6">INTRODUCTION</text:p>
      <text:p text:style-name="P1"/>
      <text:p text:style-name="P1">Zebrafish are studied under several different conditions(2*3*4):</text:p>
      <text:p text:style-name="P1">-2 main models: healthy and disease induced</text:p>
      <text:p text:style-name="P1"><text:tab/>-in the healthy model there are 3 conditions:Light, Dark, alternating LightDark</text:p>
      <text:p text:style-name="P5"><text:span text:style-name="T1"><text:tab/>-in the disease induced model, there are 3 disease inducing substances: Low dose of Apomorphine (sedated state), High dose of Apomorphine and PTZ(</text:span>pentylenetetrazole<text:span text:style-name="T1">) (both hyper active states)</text:span></text:p>
      <text:p text:style-name="P5"><text:tab/><text:tab/>-<text:span text:style-name="T1">in each there are 4 groups: Control group and three groups for the three different dosages of the novel drug being tested.</text:span></text:p>
      <text:p text:style-name="P1">Fredriks sche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g text:anchor-type="paragraph" draw:z-index="0" draw:style-name="gr1"><draw:custom-shape draw:style-name="gr2" draw:text-style-name="P43" svg:width="2.4732in" svg:height="0.3705in" svg:x="1.9803in" svg:y="0.1291in"><text:p text:style-name="P42"><text:span text:style-name="T35">Outline experimen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44" svg:width="2.0567in" svg:height="0.0012in" svg:x="0.4602in" svg:y="1.6366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4" draw:text-style-name="P43" svg:width="2.0689in" svg:height="0.3697in" svg:x="0.4539in" svg:y="1.261in"><text:p text:style-name="P42"><text:span text:style-name="T35">Natural behavi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44" svg:width="1.9142in" svg:height="0.0012in" svg:x="3.5102in" svg:y="1.6366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6" draw:text-style-name="P43" svg:width="2.8961in" svg:height="0.3705in" svg:x="3.0193in" svg:y="1.2543in"><text:p text:style-name="P42"><text:span text:style-name="T35">Disease model behavi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43" svg:width="1.2358in" svg:height="0.3705in" svg:x="0.7839in" svg:y="1.7402in"><text:p text:style-name="P42"><text:span text:style-name="T35">13x5 m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43" svg:width="1.235in" svg:height="0.3705in" svg:x="3.85in" svg:y="1.7402in"><text:p text:style-name="P42"><text:span text:style-name="T35">13x5 m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43" svg:width="1.4634in" svg:height="1.4835in" svg:x="0.6701in" svg:y="3.9748in"><text:p text:style-name="P42"><text:span text:style-name="T35">4 groups</text:span></text:p><text:p text:style-name="P42"><text:span text:style-name="T35">Control</text:span></text:p><text:p text:style-name="P42"><text:span text:style-name="T35">1 uM drug</text:span></text:p><text:p text:style-name="P42"><text:span text:style-name="T35">3 uM drug</text:span></text:p><text:p text:style-name="P42"><text:span text:style-name="T35">10 uM dru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43" svg:width="1.2098in" svg:height="0.3705in" svg:x="0.7929in" svg:y="2.2618in"><text:p text:style-name="P42"><text:span text:style-name="T35">3 mode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43" svg:width="3.565in" svg:height="0.3697in" svg:x="3.8008in" svg:y="2.2563in"><text:p text:style-name="P42"><text:span text:style-name="T35">3 models (always ran in Da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3" svg:width="0.7398in" svg:height="0.3705in" svg:x="1.0283in" svg:y="2.7457in"><text:p text:style-name="P42"><text:span text:style-name="T35">Ligh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3" svg:width="0.713in" svg:height="0.3705in" svg:x="1.0421in" svg:y="3.089in"><text:p text:style-name="P42"><text:span text:style-name="T35">Da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43" svg:width="1.2752in" svg:height="0.3705in" svg:x="0.7799in" svg:y="3.4638in"><text:p text:style-name="P42"><text:span text:style-name="T35">LightDa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3" svg:width="0.8657in" svg:height="0.3697in" svg:x="0.9846in" svg:y="0.6965in"><text:p text:style-name="P42"><text:span text:style-name="T35">A pa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3" svg:width="0.8657in" svg:height="0.3697in" svg:x="4.0303in" svg:y="0.6783in"><text:p text:style-name="P42"><text:span text:style-name="T35">B pa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44" svg:width="0.0012in" svg:height="0.7114in" svg:x="2.9555in" svg:y="1.2543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7" draw:text-style-name="P43" svg:width="1.735in" svg:height="0.648in" svg:x="2.0874in" svg:y="0.6063in"><text:p text:style-name="P42"><text:span text:style-name="T35">Add disease</text:span></text:p><text:p text:style-name="P42"><text:span text:style-name="T35">Inducing dru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44" svg:width="1.8335in" svg:height="0.0012in" svg:x="2.0303in" svg:y="2.9335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9" draw:text-style-name="P43" svg:width="2.1433in" svg:height="0.3705in" svg:x="3.8181in" svg:y="2.7457in"><text:p text:style-name="P42"><text:span text:style-name="T35">Apo Low (0.5 u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44" svg:width="1.8335in" svg:height="0.0012in" svg:x="2.0382in" svg:y="3.2764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8" draw:text-style-name="P44" svg:width="1.8335in" svg:height="0.0012in" svg:x="2.0303in" svg:y="3.6618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0" draw:text-style-name="P43" svg:width="2.1449in" svg:height="0.3705in" svg:x="3.7866in" svg:y="3.089in"><text:p text:style-name="P42"><text:span text:style-name="T35">Apo High (50 u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43" svg:width="1.6953in" svg:height="0.3705in" svg:x="3.898in" svg:y="3.4709in"><text:p text:style-name="P42"><text:span text:style-name="T35">PTZ (2.5 m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 draw:text-style-name="P43" svg:width="2.7362in" svg:height="1.4835in" svg:x="4.1209in" svg:y="3.9748in"><text:p text:style-name="P42"><text:span text:style-name="T35">4 groups</text:span></text:p><text:p text:style-name="P42"><text:span text:style-name="T35">Control Apo/PTZ</text:span></text:p><text:p text:style-name="P42"><text:span text:style-name="T35">1 uM drug + Apo/PTZ</text:span></text:p><text:p text:style-name="P42"><text:span text:style-name="T35">3 uM drug + Apo/PTZ</text:span></text:p><text:p text:style-name="P42"><text:span text:style-name="T35">10 uM drug + Apo/PT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44" svg:width="1.1559in" svg:height="0.0012in" svg:x="2.3539in" svg:y="4.4138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3" draw:text-style-name="P44" svg:width="1.1559in" svg:height="0.0012in" svg:x="2.3539in" svg:y="4.711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3" draw:text-style-name="P44" svg:width="1.1559in" svg:height="0.0012in" svg:x="2.3539in" svg:y="4.9984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3" draw:text-style-name="P44" svg:width="1.1559in" svg:height="0.0012in" svg:x="2.3539in" svg:y="5.2909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4" draw:text-style-name="P43" svg:width="8.0953in" svg:height="0.6488in" svg:x="-0.5181in" svg:y="5.9256in"><text:p text:style-name="P42"><text:span text:style-name="T3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
      <text:p text:style-name="P7"/>
      <text:p text:style-name="P7"/>
      <text:p text:style-name="P7"/>
      <text:p text:style-name="P7">So in each experiment (2*3*4) there are 12 fish and the recordings are 65 minutes long, 13 * 5 minutes with a 10 seconds pause. Currently there are 12 novel drugs being tested and each of these will have 3 different <text:s/>healthy (Light, Dark, LightDark) and 3 different disease induced (Apo Low, Apo High and PTZ) control groups. Therefor<text:span text:style-name="T22">e</text:span> when pooled together, for each control group we can have 144 subjects (12(drugs being tested)*12(fish in each experiment)) .</text:p>
      <text:p text:style-name="P8">The recording is done with a high speed camera and further processed by a tracking software that <text:s/>constantly tracks the fish movement. The results from the tracking software are then even further processed by classification into 8 different turn types, which is the final action sequence, stored in a fasta format file, where the action sequences are separated by the 5 minute grouping and different groups, so one fasta file is produced per each of the 12 drugs being tested and each of the 6 experiment conditions(12 * 6 fasta files), each containing 624 action sequences (12 subjects*4 groups*13 recordings).</text:p>
      <text:p text:style-name="P8">Example of an action sequence in the fasta format file:</text:p>
      <text:p text:style-name="P8"><draw:line text:anchor-type="paragraph" draw:z-index="3" draw:style-name="gr26" draw:text-style-name="P46" svg:x1="3.8374in" svg:y1="0.3882in" svg:x2="5.3165in" svg:y2="0.1484in"><text:p/></draw:line><text:tab/><text:tab/><text:tab/><text:tab/><text:tab/><text:tab/><text:tab/><text:tab/><text:tab/><text:tab/><text:tab/><text:span text:style-name="T3">information line</text:span></text:p>
      <text:p text:style-name="P10">&gt;ZFRecording2016-08-09;tW:300s;Start:122712;End:123212;</text:p>
      <text:p text:style-name="P41">Recording:1-1;Individual:6;Drug:Aripiprazole10microM;<text:span text:style-name="T34">PTZ2.5mM</text:span></text:p>
      <text:p text:style-name="P9">bLibLibRsbRgRsmbRgbLhbRsRsLsmbRgRsmbLcLsmbLhbRsbLsbRsbLgbLgbRsbRgbRgbR</text:p>
      <text:p text:style-name="P9">jRgbLiLsbLsbLsbLgRsbLibLgbLgLsbRsRsRsmmbRsbLgbRsbLgLsbLsbRjbRhbLibLibL</text:p>
      <text:p text:style-name="P9"><draw:line text:anchor-type="paragraph" draw:z-index="1" draw:style-name="gr25" draw:text-style-name="P45" svg:x1="2.7937in" svg:y1="0.1543in" svg:x2="3.3146in" svg:y2="0.6661in"><text:p/></draw:line><draw:line text:anchor-type="paragraph" draw:z-index="2" draw:style-name="gr25" draw:text-style-name="P45" svg:x1="3.3756in" svg:y1="0.0929in" svg:x2="5.6846in" svg:y2="0.6748in"><text:p/></draw:line>sbLgbLibLgbLgbLibLgRsbLsbRgbRgbLi<text:span text:style-name="T2">bLiRsLsb</text:span>LgbLgbRsbLibLiLsbLsbRsbLgbRjb</text:p>
      <text:p text:style-name="P9">RibLibRgbLibLgbRgbRsbLibLibLgbLsLsmbRsbLibLsLsmbRsbLiLsbLsbRsbLsRsbLsR</text:p>
      <text:p text:style-name="P9">sbLgbRgLsbLibRsLiRsbLibLgbRgRsmbLiLsbRibRibLjbRibRsbRgLsbRgbRibRgbRsRs</text:p>
      <text:p text:style-name="P9">mbLjLcbLhbRsb</text:p>
      <text:p text:style-name="P8"><text:tab/><text:tab/><text:tab/><text:tab/><text:tab/><text:tab/> <text:s text:c="4"/><text:span text:style-name="T3">beginning of bout<text:tab/><text:tab/><text:tab/>end of bout</text:span></text:p>
      <text:p text:style-name="P8"><text:soft-page-break/></text:p>
      <text:p text:style-name="P8"/>
      <text:p text:style-name="P8">The action sequence itself contains bouts. Bouts consists of on or more turns and are separated by the letter b. 8 different turn types are coded by letter s,j,c,o,e,g,h,i which are then accompanied with L for left, R for right and m for several same turns.</text:p>
      <text:p text:style-name="P8"><text:s/></text:p>
      <text:p text:style-name="P8"/>
      <text:p text:style-name="P19">ANALYS<text:span text:style-name="T21">E</text:span>S SO FAR</text:p>
      <text:p text:style-name="P19"/>
      <text:p text:style-name="P7">So I started by examining the data in the control groups, so we can have a clear picture of the control action sequence<text:span text:style-name="T3">s</text:span> and <text:span text:style-name="T23">their</text:span> characteristics. </text:p>
      <text:p text:style-name="P21">As Fredrik and his group had already seen, I also noticed that the different experiment conditions will have a significant impact on the bout length and frequency. For example in the healthy dark experiment, fish will eventually fall a sleep or get really calm, so action sequences will be shorter and the bout frequency lower as the experiment progresses, while in the PTZ disease induced experiment, the action sequence length will also go down, but the frequency of turns will go down even more, while the bout length will go up substantially. In the constant light condition the bout length and frequency will remain the same, while in the alternating light/dark condition the bout length and frequency are effected by the alternations. A zip of plots in Bout_Length_and_Count.</text:p>
      <text:p text:style-name="P11">I also examined the turn proportions <text:span text:style-name="T6">per 5 minute recording through the 65 minutes</text:span>, but noticed that they seem to <text:span text:style-name="T7">substantially</text:span> reflect the <text:span text:style-name="T5">bout length and frequency changes. Plot examples in zip Turn_Proportions. Other differences are also visible, so I wanted to plot the turn proportion per bout length to get a more clear picture and as expected, the bout length has a substantial influence on the turn proportion, most distinctly, as the bout length increases, the proportion of one certain turn type will increase, while others decrease. Examples of plots in zip Turn_Proportions_per_BoutLength, where I had plot the turn proportions per bouts classified into short, middle, long and very long bouts, by certain length cut points. Additionally in the zip Bouts_per_Bout_Length, are counts and proportions of those same short, middle, long and very long bouts.</text:span></text:p>
      <text:p text:style-name="P22"><text:s/></text:p>
      <text:p text:style-name="P11"/>
      <text:p text:style-name="P20">ISSUES</text:p>
      <text:p text:style-name="P20"/>
      <text:p text:style-name="P12">So I would like to analyze how <text:span text:style-name="T8">the experiment condition influences the turn proportions directly. We already know the bout length and frequency are influenced by the experiment condition, but at the same time, the bout length will influence the turn proportion and the overall frequency of bouts per 5 minute recording will also influence the final proportion of turns. So there are mixed effects that I would like separate, having pooled 144 subject in a somewhat longitudal data 13*5 minutes per each control group.</text:span></text:p>
      <text:p text:style-name="P12"/>
      <text:p text:style-name="P13">With all this,<text:span text:style-name="T4"> the between subjects and within action sequence and between action sequence variation is quite high. In other words, there is a lot going on in the entire 65 minute recording, as well as within the 5 minute grouping and this is reflected different between the subjects. The fish respond to the experiment condition, respond to the disease inducing drug, habituate etc.</text:span></text:p>
      <text:p text:style-name="P14"><text:span text:style-name="T4">So statistical analysis became complicated, because the data is not normally distributed, the closest it has gotten to with cleaning is a tail. H</text:span><text:span text:style-name="T10">eteroscedasticity</text:span><text:span text:style-name="T9"> <text:s/>is always present when looking from the beginning to the end of the experiment and the subjects will not have the same overall variance.</text:span></text:p>
      <text:p text:style-name="P15">There are several things I am working on and we are discussing to do. </text:p>
      <text:p text:style-name="P15"/>
      <text:p text:style-name="P16">First is data cleaning and extraction, <text:span text:style-name="T19">as modeling all that is going on in the experiment might be too </text:span><text:soft-page-break/><text:span text:style-name="T19">complicated. </text:span></text:p>
      <text:p text:style-name="P16"><text:span text:style-name="T18">One major source of variance is habituation. </text:span>Since fish are being put in a different environment, where they are exposed to a certain environmental factor, it takes them a while to habituate, consequently, the first and second 5 minute recording will always be extra weird and different from the rest, so it might be better to model that separately. Modeling the data when the fish is more habituated should be easier, but at the same time the beginning recordings should be analyzed as well, as they contain a lot of information, regarding the fish response. When it comes to the disease induced control groups, this response is mixed with the response to the disease inducing drug, so things get even more complicated. I dont know how far we will have to go with the precision here, I am a bit worried that the approximation to the first and second 5 minute recording will introduce too much error, maybe an algorithm will have to be developed to estimate habituation for each individual, or at least for the experiment condition.</text:p>
      <text:p text:style-name="P17"/>
      <text:p text:style-name="P17">Then there is the bout length and frequency issue. We might need to focus on the longer bouts only and extract and analyze bouts that are over a certain length. The number of bouts of length 2,3,4,5 is extremely high and the turn proportion distributions are different, so when combining this with the frequency changes, the data gets messy. <text:span text:style-name="T20">E</text:span>xample<text:span text:style-name="T20">s</text:span> for the PTZ inducing disease control group <text:span text:style-name="T20">in the zip <text:s/>PTZ_data_cleaning, where I had plot the number of bouts of length [2,10] through the experiment, the distributions of different turn types, before removing bouts with length &lt;5 and after removing and finally the turn proportions versus bout length for each turn type, before removing bouts with length &lt;5 and after.</text:span></text:p>
      <text:p text:style-name="P17"/>
      <text:p text:style-name="P18">Overall there are a lot of outliers that might need to be removed and I think that we might never get nice and pretty data, so we need to find the best statistical approach considering there are 144 pooled subjects, with 13*5 minute longitudal data, that is not normally distributed and will always have h<text:span text:style-name="T10">eteroscedasticity present and the variance between the subjects is not equal and we are trying to detect, separate and analyze mixed effects, where we already know that the effect of the experiment condition on the bout length and frequency is not always linear. From the plots it seems that the relationship between the bout length and turn proportions is linear/</text:span><text:span text:style-name="T13">exponential</text:span><text:span text:style-name="T10">, so I might be able to do linear regression </text:span><text:span text:style-name="T13">with log values of y for</text:span><text:span text:style-name="T10"> those two and then analyze the residuals with a pairwise t-test with pooled sd and adjusted p value, with 5 minute recordings as different groups and see similarities and differences between them. </text:span><text:span text:style-name="T11">But I am not so good at statistics </text:span><text:span text:style-name="T12">and</text:span><text:span text:style-name="T11"> we have been trying to get some help, </text:span><text:span text:style-name="T12">so any advise, example of a similar issue etc. are very welcome</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DejaVu Sans1" svg:font-family="'DejaVu Sans'"/>
    <style:font-face style:name="FreeSans2" svg:font-family="FreeSans" style:font-family-generic="swiss"/>
    <style:font-face style:name="Nimbus Mono L" svg:font-family="'Nimbus Mono L'" style:font-family-generic="modern" style:font-pitch="fixed"/>
    <style:font-face style:name="Calibri1" svg:font-family="Calibri" style:font-pitch="variable"/>
    <style:font-face style:name="DejaVu Sans" svg:font-family="'DejaVu Sans'" style:font-pitch="variable"/>
    <style:font-face style:name="Droid Sans Fallback1" svg:font-family="'Droid Sans Fallback'" style:font-pitch="variable"/>
    <style:font-face style:name="FreeSans1" svg:font-family="FreeSans"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Empty" xlink:href="Pictures/1000000000000008000000082B5AA46B8D809014.png" xlink:type="simple" xlink:show="embed" xlink:actuate="onLoad"/>
    <draw:marker draw:name="Arrowheads_20_1" draw:display-name="Arrowheads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8T19:25:58.001240051</meta:creation-date>
    <dc:date>2017-07-12T12:39:01.618002060</dc:date>
    <meta:editing-duration>PT6H51M</meta:editing-duration>
    <meta:editing-cycles>66</meta:editing-cycles>
    <meta:generator>LibreOffice/5.0.3.2$Linux_X86_64 LibreOffice_project/00m0$Build-2</meta:generator>
    <meta:document-statistic meta:table-count="1" meta:image-count="0" meta:object-count="0" meta:page-count="5" meta:paragraph-count="127" meta:word-count="1953" meta:character-count="13205" meta:non-whitespace-character-count="9855"/>
  </office:meta>
</office:document-meta>
</file>